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om Afonso X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Martim Soares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Dom Afonso X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Fernando III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Rodeiros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Rodeiro (Ponte Vedra)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Dona Constança de Rodeiro</text:p>
          </table:table-cell>
        </table:table-row>
        <table:table-row table:style-name="ro1">
          <table:table-cell office:value-type="string" calcext:value-type="string">
            <text:p>Dona Constança de Rodeir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Dom Múnio Fernandes de Rodeiro</text:p>
          </table:table-cell>
        </table:table-row>
        <table:table-row table:style-name="ro1">
          <table:table-cell office:value-type="string" calcext:value-type="string">
            <text:p>Pai Soares de Taveiró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Dom Afonso X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office:value-type="string" calcext:value-type="string">
            <text:p>Dom Afonso X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office:value-type="string" calcext:value-type="string">
            <text:p>Airas Peres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office:value-type="string" calcext:value-type="string">
            <text:p>João Baveca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cho IV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João Zorro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Abril Peres</text:p>
          </table:table-cell>
        </table:table-row>
        <table:table-row table:style-name="ro1">
          <table:table-cell office:value-type="string" calcext:value-type="string">
            <text:p>Abril Pere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Terras de Neda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Gonçalo Esquio</text:p>
          </table:table-cell>
        </table:table-row>
        <table:table-row table:style-name="ro1">
          <table:table-cell office:value-type="string" calcext:value-type="string">
            <text:p>Gonçalo Esquio</text:p>
          </table:table-cell>
          <table:table-cell office:value-type="string" calcext:value-type="string">
            <text:p>família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Fernão Pais de Tamalhanco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João Airas de Santiag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João Peres de Aboim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João Soares Somess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João Vasques de Talaveir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Juião Bolseiro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Martim Mox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Nuno Eanes Cêrze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Nuno Fernandes Torneol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Osório Eane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Pai da Can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ai Gomes Charinho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ai Soares de Taveiró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Pedro Amigo de Sevilh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ero da Ponte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Pero Garcia de Ambro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ero Meogo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Rui Fernandes de Santiago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ancho Sanche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Dom Afonso X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Dom Dinis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João de Gaia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João Zorr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-00-0000</text:date>, <text:time style:data-style-name="N2" text:time-value="21:02:03.1063018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2:09:28.917126099</meta:creation-date>
    <dc:date>2015-04-19T03:10:39.751565742</dc:date>
    <meta:editing-duration>PT13M48S</meta:editing-duration>
    <meta:editing-cycles>2</meta:editing-cycles>
    <meta:generator>LibreOffice/4.2.7.2$Linux_X86_64 LibreOffice_project/420m0$Build-2</meta:generator>
    <meta:document-statistic meta:table-count="1" meta:cell-count="125" meta:object-count="0"/>
  </office:meta>
</office:document-meta>
</file>